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32F50BBE8430AD8D80.png" manifest:media-type="image/png"/>
  <manifest:file-entry manifest:full-path="Pictures/100000010000021F000001149E3E8FB2048DC0B1.png" manifest:media-type="image/png"/>
  <manifest:file-entry manifest:full-path="Pictures/10000001000004D60000011B5CA5F04FEA4A9764.png" manifest:media-type="image/png"/>
  <manifest:file-entry manifest:full-path="Pictures/10000001000002500000021F5FACBB0C1DFD423E.png" manifest:media-type="image/png"/>
  <manifest:file-entry manifest:full-path="Pictures/100000010000042C000002C8DA7181FFD157CC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aa9" officeooo:paragraph-rsid="0005faa9"/>
    </style:style>
    <style:style style:name="T1" style:family="text">
      <style:text-properties officeooo:rsid="0005fa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5"/><text:span text:style-name="T1">ASSIGNMENT NO <text:s/>6</text:span></text:p>
      <text:p text:style-name="Standard"><text:s/><text:span text:style-name="T1">Q1 ANS</text:span></text:p>
      <text:p text:style-name="P1"><draw:frame draw:style-name="fr1" draw:name="Image1" text:anchor-type="char" svg:width="17cm" svg:height="11.333cm" draw:z-index="0"><draw:image xlink:href="Pictures/100000010000042C000002C8DA7181FFD157CC9B.png" xlink:type="simple" xlink:show="embed" xlink:actuate="onLoad" draw:mime-type="image/png"/></draw:frame>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Qno 2 ANSWER </text:p>
      <text:p text:style-name="P1"/>
      <text:p text:style-name="P1"/>
      <text:p text:style-name="P1"><draw:frame draw:style-name="fr4" draw:name="Image3" text:anchor-type="char" svg:width="15.663cm" svg:height="14.367cm" draw:z-index="1"><draw:image xlink:href="Pictures/10000001000002500000021F5FACBB0C1DFD423E.png" xlink:type="simple" xlink:show="embed" xlink:actuate="onLoad" draw:mime-type="image/png"/></draw:frame>Q3 ANSWWER</text:p>
      <text:p text:style-name="P1"><draw:frame draw:style-name="fr3" draw:name="Image2" text:anchor-type="char" svg:x="-0.212cm" svg:y="0.208cm" svg:width="17cm" svg:height="7.936cm" draw:z-index="2"><draw:image xlink:href="Pictures/10000001000004D60000011B5CA5F04FEA4A9764.png" xlink:type="simple" xlink:show="embed" xlink:actuate="onLoad" draw:mime-type="image/png"/></draw:frame></text:p>
      <text:p text:style-name="P1"/>
      <text:p text:style-name="P1"><text:soft-page-break/>Q4 ANSWER</text:p>
      <text:p text:style-name="P1"><draw:frame draw:style-name="fr2" draw:name="Image4" text:anchor-type="char" svg:width="14.367cm" svg:height="7.303cm" draw:z-index="3"><draw:image xlink:href="Pictures/100000010000021F000001149E3E8FB2048DC0B1.png" xlink:type="simple" xlink:show="embed" xlink:actuate="onLoad" draw:mime-type="image/png"/></draw:frame>Q5 <text:s/>ANSWER</text:p>
      <text:p text:style-name="P1"/>
      <text:p text:style-name="P1"><draw:frame draw:style-name="fr1" draw:name="Image5" text:anchor-type="char" svg:width="17cm" svg:height="6.585cm" draw:z-index="4"><draw:image xlink:href="Pictures/100000010000031600000132F50BBE8430AD8D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39:03.774196274</meta:creation-date>
    <dc:date>2023-09-13T21:44:33.064289319</dc:date>
    <meta:editing-duration>PT5M29S</meta:editing-duration>
    <meta:editing-cycles>1</meta:editing-cycles>
    <meta:document-statistic meta:table-count="0" meta:image-count="5" meta:object-count="0" meta:page-count="3" meta:paragraph-count="7" meta:word-count="15" meta:character-count="112" meta:non-whitespace-character-count="54"/>
    <meta:generator>LibreOffice/7.3.5.2$Linux_X86_64 LibreOffice_project/30$Build-2</meta:generator>
  </office:meta>
</office:document-meta>
</file>